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9000001FD2DCBF0D8153802AB.png" manifest:media-type="image/png"/>
  <manifest:file-entry manifest:full-path="Pictures/1006127000003FC900003497A4F7A17DAEBBEA04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8" draw:style-name="gr1" draw:text-style-name="P1" draw:layer="layout" svg:width="20.566cm" svg:height="16.918cm" svg:x="1.389cm" svg:y="1.172cm">
          <draw:image xlink:href="Pictures/1006127000003FC900003497A4F7A17DAEBBEA04.emf" xlink:type="simple" xlink:show="embed" xlink:actuate="onLoad">
            <text:p/>
          </draw:image>
          <draw:image xlink:href="Pictures/1000020100000269000001FD2DCBF0D8153802AB.png" xlink:type="simple" xlink:show="embed" xlink:actuate="onLoad"/>
        </draw:frame>
        <draw:frame draw:style-name="gr2" draw:text-style-name="P2" draw:layer="layout" svg:width="7.868cm" svg:height="0.763cm" svg:x="14.278cm" svg:y="17.961cm">
          <draw:text-box>
            <text:p><text:span text:style-name="T1">TRACE (McClelland &amp; Elman, 198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668cm" fo:margin-left="1cm" fo:margin-right="5.35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3T13:08:28.386452008</meta:creation-date>
    <dc:date>2022-11-23T13:11:08.532243730</dc:date>
    <meta:editing-duration>PT2M4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